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cnae_ordem</text:p>
          </table:table-cell>
          <table:table-cell office:value-type="string" calcext:value-type="string">
            <text:p>cna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901" calcext:value-type="float">
            <text:p>109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765" calcext:value-type="float">
            <text:p>1376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846" calcext:value-type="float">
            <text:p>1384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141" calcext:value-type="float">
            <text:p>1414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303" calcext:value-type="float">
            <text:p>143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737" calcext:value-type="float">
            <text:p>1473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202" calcext:value-type="float">
            <text:p>152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890" calcext:value-type="float">
            <text:p>158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970" calcext:value-type="float">
            <text:p>159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195" calcext:value-type="float">
            <text:p>1619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519" calcext:value-type="float">
            <text:p>1651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608" calcext:value-type="float">
            <text:p>166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861" calcext:value-type="float">
            <text:p>168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086" calcext:value-type="float">
            <text:p>1708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329" calcext:value-type="float">
            <text:p>1732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752" calcext:value-type="float">
            <text:p>1775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058" calcext:value-type="float">
            <text:p>1805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481" calcext:value-type="float">
            <text:p>1848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724" calcext:value-type="float">
            <text:p>1872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805" calcext:value-type="float">
            <text:p>1880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020" calcext:value-type="float">
            <text:p>190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372" calcext:value-type="float">
            <text:p>1937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704" calcext:value-type="float">
            <text:p>197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389" calcext:value-type="float">
            <text:p>203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540" calcext:value-type="float">
            <text:p>205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270" calcext:value-type="float">
            <text:p>212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350" calcext:value-type="float">
            <text:p>2135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512" calcext:value-type="float">
            <text:p>2151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594" calcext:value-type="float">
            <text:p>2259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756" calcext:value-type="float">
            <text:p>2275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837" calcext:value-type="float">
            <text:p>2283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051" calcext:value-type="float">
            <text:p>2305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132" calcext:value-type="float">
            <text:p>2313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647" calcext:value-type="float">
            <text:p>2364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809" calcext:value-type="float">
            <text:p>238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023" calcext:value-type="float">
            <text:p>2402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457" calcext:value-type="float">
            <text:p>2445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538" calcext:value-type="float">
            <text:p>2453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708" calcext:value-type="float">
            <text:p>247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186" calcext:value-type="float">
            <text:p>2518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348" calcext:value-type="float">
            <text:p>2534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690" calcext:value-type="float">
            <text:p>256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310" calcext:value-type="float">
            <text:p>263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662" calcext:value-type="float">
            <text:p>2666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472" calcext:value-type="float">
            <text:p>2747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282" calcext:value-type="float">
            <text:p>2828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525" calcext:value-type="float">
            <text:p>2852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503" calcext:value-type="float">
            <text:p>305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2719" calcext:value-type="float">
            <text:p>3271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871" calcext:value-type="float">
            <text:p>3387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681" calcext:value-type="float">
            <text:p>3468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653" calcext:value-type="float">
            <text:p>3565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734" calcext:value-type="float">
            <text:p>3573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815" calcext:value-type="float">
            <text:p>3581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200" calcext:value-type="float">
            <text:p>362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382" calcext:value-type="float">
            <text:p>3638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706" calcext:value-type="float">
            <text:p>367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897" calcext:value-type="float">
            <text:p>3689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576" calcext:value-type="float">
            <text:p>4057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738" calcext:value-type="float">
            <text:p>4073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819" calcext:value-type="float">
            <text:p>4081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908" calcext:value-type="float">
            <text:p>409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467" calcext:value-type="float">
            <text:p>4146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700" calcext:value-type="float">
            <text:p>417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2439" calcext:value-type="float">
            <text:p>4243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087" calcext:value-type="float">
            <text:p>4308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059" calcext:value-type="float">
            <text:p>4405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563" calcext:value-type="float">
            <text:p>4456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292" calcext:value-type="float">
            <text:p>4529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705" calcext:value-type="float">
            <text:p>4570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6507" calcext:value-type="float">
            <text:p>465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6698" calcext:value-type="float">
            <text:p>466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902" calcext:value-type="float">
            <text:p>479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018" calcext:value-type="float">
            <text:p>4901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0024" calcext:value-type="float">
            <text:p>5002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0377" calcext:value-type="float">
            <text:p>5037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1268" calcext:value-type="float">
            <text:p>5126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1772" calcext:value-type="float">
            <text:p>5177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3716" calcext:value-type="float">
            <text:p>5371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4526" calcext:value-type="float">
            <text:p>5452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4879" calcext:value-type="float">
            <text:p>5487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5174" calcext:value-type="float">
            <text:p>5517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5336" calcext:value-type="float">
            <text:p>5533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5506" calcext:value-type="float">
            <text:p>555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5689" calcext:value-type="float">
            <text:p>556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5840" calcext:value-type="float">
            <text:p>558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6308" calcext:value-type="float">
            <text:p>563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6499" calcext:value-type="float">
            <text:p>5649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6570" calcext:value-type="float">
            <text:p>565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6901" calcext:value-type="float">
            <text:p>569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7118" calcext:value-type="float">
            <text:p>5711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7541" calcext:value-type="float">
            <text:p>5754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7975" calcext:value-type="float">
            <text:p>5797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9161" calcext:value-type="float">
            <text:p>591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9323" calcext:value-type="float">
            <text:p>5932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9404" calcext:value-type="float">
            <text:p>594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9919" calcext:value-type="float">
            <text:p>5991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0178" calcext:value-type="float">
            <text:p>6017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0410" calcext:value-type="float">
            <text:p>604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1069" calcext:value-type="float">
            <text:p>6106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2111" calcext:value-type="float">
            <text:p>6211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2626" calcext:value-type="float">
            <text:p>6262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3517" calcext:value-type="float">
            <text:p>6351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3606" calcext:value-type="float">
            <text:p>636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5056" calcext:value-type="float">
            <text:p>6505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5137" calcext:value-type="float">
            <text:p>6513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5480" calcext:value-type="float">
            <text:p>6548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6290" calcext:value-type="float">
            <text:p>662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6702" calcext:value-type="float">
            <text:p>667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6966" calcext:value-type="float">
            <text:p>6696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7261" calcext:value-type="float">
            <text:p>672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7423" calcext:value-type="float">
            <text:p>6742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7776" calcext:value-type="float">
            <text:p>6777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7857" calcext:value-type="float">
            <text:p>6785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7938" calcext:value-type="float">
            <text:p>6793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8071" calcext:value-type="float">
            <text:p>6807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8403" calcext:value-type="float">
            <text:p>684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8900" calcext:value-type="float">
            <text:p>689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9124" calcext:value-type="float">
            <text:p>6912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9205" calcext:value-type="float">
            <text:p>6920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9396" calcext:value-type="float">
            <text:p>6939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69477" calcext:value-type="float">
            <text:p>6947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0645" calcext:value-type="float">
            <text:p>7064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0807" calcext:value-type="float">
            <text:p>708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0998" calcext:value-type="float">
            <text:p>709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1021" calcext:value-type="float">
            <text:p>7102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1455" calcext:value-type="float">
            <text:p>7145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2184" calcext:value-type="float">
            <text:p>7218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2346" calcext:value-type="float">
            <text:p>7234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2508" calcext:value-type="float">
            <text:p>725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2699" calcext:value-type="float">
            <text:p>7269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3075" calcext:value-type="float">
            <text:p>7307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3237" calcext:value-type="float">
            <text:p>7323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4209" calcext:value-type="float">
            <text:p>742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4470" calcext:value-type="float">
            <text:p>744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5019" calcext:value-type="float">
            <text:p>7501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5361" calcext:value-type="float">
            <text:p>753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6414" calcext:value-type="float">
            <text:p>7641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6503" calcext:value-type="float">
            <text:p>765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6767" calcext:value-type="float">
            <text:p>7676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7810" calcext:value-type="float">
            <text:p>778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8115" calcext:value-type="float">
            <text:p>7811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8387" calcext:value-type="float">
            <text:p>7838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8468" calcext:value-type="float">
            <text:p>7846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9006" calcext:value-type="float">
            <text:p>790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9197" calcext:value-type="float">
            <text:p>7919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9278" calcext:value-type="float">
            <text:p>7927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9359" calcext:value-type="float">
            <text:p>7935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79510" calcext:value-type="float">
            <text:p>795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80012" calcext:value-type="float">
            <text:p>8001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80101" calcext:value-type="float">
            <text:p>801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81507" calcext:value-type="float">
            <text:p>815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81680" calcext:value-type="float">
            <text:p>8168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82570" calcext:value-type="float">
            <text:p>825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84867" calcext:value-type="float">
            <text:p>8486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85677" calcext:value-type="float">
            <text:p>8567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87025" calcext:value-type="float">
            <text:p>8702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89400" calcext:value-type="float">
            <text:p>894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0590" calcext:value-type="float">
            <text:p>905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0913" calcext:value-type="float">
            <text:p>9091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1057" calcext:value-type="float">
            <text:p>9105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1723" calcext:value-type="float">
            <text:p>9172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3181" calcext:value-type="float">
            <text:p>9318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3262" calcext:value-type="float">
            <text:p>9326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3858" calcext:value-type="float">
            <text:p>9385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4072" calcext:value-type="float">
            <text:p>9407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4668" calcext:value-type="float">
            <text:p>9466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4749" calcext:value-type="float">
            <text:p>9474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4820" calcext:value-type="float">
            <text:p>948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4900" calcext:value-type="float">
            <text:p>949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5982" calcext:value-type="float">
            <text:p>9598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6016" calcext:value-type="float">
            <text:p>9601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6440" calcext:value-type="float">
            <text:p>964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6954" calcext:value-type="float">
            <text:p>9695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7683" calcext:value-type="float">
            <text:p>9768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8060" calcext:value-type="float">
            <text:p>9806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8302" calcext:value-type="float">
            <text:p>983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8493" calcext:value-type="float">
            <text:p>9849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8574" calcext:value-type="float">
            <text:p>9857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8655" calcext:value-type="float">
            <text:p>9865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8906" calcext:value-type="float">
            <text:p>989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9546" calcext:value-type="float">
            <text:p>9954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9708" calcext:value-type="float">
            <text:p>997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99970" calcext:value-type="float">
            <text:p>999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0307" calcext:value-type="float">
            <text:p>1003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1206" calcext:value-type="float">
            <text:p>1012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1389" calcext:value-type="float">
            <text:p>1013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1621" calcext:value-type="float">
            <text:p>10162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2270" calcext:value-type="float">
            <text:p>1022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2431" calcext:value-type="float">
            <text:p>10243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2601" calcext:value-type="float">
            <text:p>1026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3241" calcext:value-type="float">
            <text:p>10324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4302" calcext:value-type="float">
            <text:p>1043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4728" calcext:value-type="float">
            <text:p>10472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4809" calcext:value-type="float">
            <text:p>1048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5295" calcext:value-type="float">
            <text:p>10529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5619" calcext:value-type="float">
            <text:p>10561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6267" calcext:value-type="float">
            <text:p>10626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6348" calcext:value-type="float">
            <text:p>10634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6500" calcext:value-type="float">
            <text:p>1065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6852" calcext:value-type="float">
            <text:p>10685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6933" calcext:value-type="float">
            <text:p>10693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8049" calcext:value-type="float">
            <text:p>10804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8472" calcext:value-type="float">
            <text:p>10847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8634" calcext:value-type="float">
            <text:p>10863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9010" calcext:value-type="float">
            <text:p>1090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9444" calcext:value-type="float">
            <text:p>10944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09797" calcext:value-type="float">
            <text:p>10979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0612" calcext:value-type="float">
            <text:p>11061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0701" calcext:value-type="float">
            <text:p>1107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1422" calcext:value-type="float">
            <text:p>11142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2666" calcext:value-type="float">
            <text:p>11266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3719" calcext:value-type="float">
            <text:p>11371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4529" calcext:value-type="float">
            <text:p>11452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5096" calcext:value-type="float">
            <text:p>11509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5762" calcext:value-type="float">
            <text:p>11576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6220" calcext:value-type="float">
            <text:p>1162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6653" calcext:value-type="float">
            <text:p>11665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7110" calcext:value-type="float">
            <text:p>1171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8354" calcext:value-type="float">
            <text:p>11835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9164" calcext:value-type="float">
            <text:p>11916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19245" calcext:value-type="float">
            <text:p>119245</text:p>
          </table:table-cell>
          <table:table-cell office:value-type="float" office:value="0" calcext:value-type="float">
            <text:p>0</text:p>
          </table:table-cell>
          <table:table-cell office:value-type="float" office:value="6422100" calcext:value-type="float">
            <text:p>6422100</text:p>
          </table:table-cell>
        </table:table-row>
        <table:table-row table:style-name="ro1">
          <table:table-cell office:value-type="float" office:value="119598" calcext:value-type="float">
            <text:p>1195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1908" calcext:value-type="float">
            <text:p>1219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2033" calcext:value-type="float">
            <text:p>12203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2467" calcext:value-type="float">
            <text:p>12246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2890" calcext:value-type="float">
            <text:p>1228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3005" calcext:value-type="float">
            <text:p>12300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3277" calcext:value-type="float">
            <text:p>12327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3358" calcext:value-type="float">
            <text:p>12335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3510" calcext:value-type="float">
            <text:p>1235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3781" calcext:value-type="float">
            <text:p>12378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3943" calcext:value-type="float">
            <text:p>12394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4087" calcext:value-type="float">
            <text:p>12408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4320" calcext:value-type="float">
            <text:p>1243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4834" calcext:value-type="float">
            <text:p>12483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5059" calcext:value-type="float">
            <text:p>12505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5130" calcext:value-type="float">
            <text:p>12513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5210" calcext:value-type="float">
            <text:p>1252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5563" calcext:value-type="float">
            <text:p>12556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5725" calcext:value-type="float">
            <text:p>12572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5806" calcext:value-type="float">
            <text:p>1258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6888" calcext:value-type="float">
            <text:p>12688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6969" calcext:value-type="float">
            <text:p>12696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7698" calcext:value-type="float">
            <text:p>1276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7779" calcext:value-type="float">
            <text:p>12777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7850" calcext:value-type="float">
            <text:p>12785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8317" calcext:value-type="float">
            <text:p>12831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8406" calcext:value-type="float">
            <text:p>1284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8740" calcext:value-type="float">
            <text:p>1287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28821" calcext:value-type="float">
            <text:p>12882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0133" calcext:value-type="float">
            <text:p>13013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0800" calcext:value-type="float">
            <text:p>1308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0990" calcext:value-type="float">
            <text:p>1309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1458" calcext:value-type="float">
            <text:p>13145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2500" calcext:value-type="float">
            <text:p>1325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2772" calcext:value-type="float">
            <text:p>13277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2853" calcext:value-type="float">
            <text:p>13285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2934" calcext:value-type="float">
            <text:p>13293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3078" calcext:value-type="float">
            <text:p>13307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3230" calcext:value-type="float">
            <text:p>13323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3906" calcext:value-type="float">
            <text:p>1339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4120" calcext:value-type="float">
            <text:p>1341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4201" calcext:value-type="float">
            <text:p>1342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4473" calcext:value-type="float">
            <text:p>13447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4635" calcext:value-type="float">
            <text:p>13463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6689" calcext:value-type="float">
            <text:p>1366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7065" calcext:value-type="float">
            <text:p>13706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7146" calcext:value-type="float">
            <text:p>13714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7731" calcext:value-type="float">
            <text:p>13773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7901" calcext:value-type="float">
            <text:p>1379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8207" calcext:value-type="float">
            <text:p>1382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38703" calcext:value-type="float">
            <text:p>1387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2492" calcext:value-type="float">
            <text:p>14249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2654" calcext:value-type="float">
            <text:p>14265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2735" calcext:value-type="float">
            <text:p>14273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3111" calcext:value-type="float">
            <text:p>14311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3200" calcext:value-type="float">
            <text:p>1432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4436" calcext:value-type="float">
            <text:p>14443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4860" calcext:value-type="float">
            <text:p>14486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5084" calcext:value-type="float">
            <text:p>14508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5246" calcext:value-type="float">
            <text:p>14524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5327" calcext:value-type="float">
            <text:p>14532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5408" calcext:value-type="float">
            <text:p>1454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5599" calcext:value-type="float">
            <text:p>14559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5670" calcext:value-type="float">
            <text:p>1456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8008" calcext:value-type="float">
            <text:p>1480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8504" calcext:value-type="float">
            <text:p>1485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49071" calcext:value-type="float">
            <text:p>14907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0088" calcext:value-type="float">
            <text:p>15008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0240" calcext:value-type="float">
            <text:p>1502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0320" calcext:value-type="float">
            <text:p>1503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0592" calcext:value-type="float">
            <text:p>15059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1300" calcext:value-type="float">
            <text:p>1513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1483" calcext:value-type="float">
            <text:p>15148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1564" calcext:value-type="float">
            <text:p>15156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1726" calcext:value-type="float">
            <text:p>15172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2021" calcext:value-type="float">
            <text:p>15202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2293" calcext:value-type="float">
            <text:p>15229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2889" calcext:value-type="float">
            <text:p>1528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2960" calcext:value-type="float">
            <text:p>15296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6361" calcext:value-type="float">
            <text:p>1563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6876" calcext:value-type="float">
            <text:p>15687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6957" calcext:value-type="float">
            <text:p>15695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7333" calcext:value-type="float">
            <text:p>15733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8577" calcext:value-type="float">
            <text:p>15857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8909" calcext:value-type="float">
            <text:p>1589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9549" calcext:value-type="float">
            <text:p>15954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59620" calcext:value-type="float">
            <text:p>1596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0040" calcext:value-type="float">
            <text:p>1600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1012" calcext:value-type="float">
            <text:p>16101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1608" calcext:value-type="float">
            <text:p>1616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1870" calcext:value-type="float">
            <text:p>1618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2418" calcext:value-type="float">
            <text:p>16241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2507" calcext:value-type="float">
            <text:p>1625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2841" calcext:value-type="float">
            <text:p>16284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6081" calcext:value-type="float">
            <text:p>16608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6162" calcext:value-type="float">
            <text:p>16616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6758" calcext:value-type="float">
            <text:p>16675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6839" calcext:value-type="float">
            <text:p>16683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6910" calcext:value-type="float">
            <text:p>1669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7215" calcext:value-type="float">
            <text:p>16721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7991" calcext:value-type="float">
            <text:p>16799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68297" calcext:value-type="float">
            <text:p>16829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0941" calcext:value-type="float">
            <text:p>17094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1085" calcext:value-type="float">
            <text:p>17108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1328" calcext:value-type="float">
            <text:p>17132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2138" calcext:value-type="float">
            <text:p>17213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6125" calcext:value-type="float">
            <text:p>17612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6397" calcext:value-type="float">
            <text:p>17639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9221" calcext:value-type="float">
            <text:p>17922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9302" calcext:value-type="float">
            <text:p>1793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9574" calcext:value-type="float">
            <text:p>17957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9655" calcext:value-type="float">
            <text:p>17965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79736" calcext:value-type="float">
            <text:p>17973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2281" calcext:value-type="float">
            <text:p>18228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2362" calcext:value-type="float">
            <text:p>18236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5388" calcext:value-type="float">
            <text:p>18538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5540" calcext:value-type="float">
            <text:p>1855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5973" calcext:value-type="float">
            <text:p>18597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6007" calcext:value-type="float">
            <text:p>1860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6511" calcext:value-type="float">
            <text:p>18651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7674" calcext:value-type="float">
            <text:p>18767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7917" calcext:value-type="float">
            <text:p>18791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88301" calcext:value-type="float">
            <text:p>1883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1515" calcext:value-type="float">
            <text:p>19151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2163" calcext:value-type="float">
            <text:p>19216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2244" calcext:value-type="float">
            <text:p>19224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3054" calcext:value-type="float">
            <text:p>19305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3135" calcext:value-type="float">
            <text:p>19313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3488" calcext:value-type="float">
            <text:p>19348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3640" calcext:value-type="float">
            <text:p>1936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4026" calcext:value-type="float">
            <text:p>19402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4611" calcext:value-type="float">
            <text:p>19461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4700" calcext:value-type="float">
            <text:p>1947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5936" calcext:value-type="float">
            <text:p>19593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6070" calcext:value-type="float">
            <text:p>1960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8528" calcext:value-type="float">
            <text:p>19852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199761" calcext:value-type="float">
            <text:p>1997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0107" calcext:value-type="float">
            <text:p>2001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0603" calcext:value-type="float">
            <text:p>2006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3386" calcext:value-type="float">
            <text:p>20338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4609" calcext:value-type="float">
            <text:p>2046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5591" calcext:value-type="float">
            <text:p>20559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5834" calcext:value-type="float">
            <text:p>20583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6210" calcext:value-type="float">
            <text:p>2062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6806" calcext:value-type="float">
            <text:p>2068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7616" calcext:value-type="float">
            <text:p>20761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9236" calcext:value-type="float">
            <text:p>20923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09317" calcext:value-type="float">
            <text:p>20931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0595" calcext:value-type="float">
            <text:p>21059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1990" calcext:value-type="float">
            <text:p>2119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2539" calcext:value-type="float">
            <text:p>21253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3500" calcext:value-type="float">
            <text:p>2135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3934" calcext:value-type="float">
            <text:p>21393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4400" calcext:value-type="float">
            <text:p>2144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4663" calcext:value-type="float">
            <text:p>21466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4744" calcext:value-type="float">
            <text:p>21474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4906" calcext:value-type="float">
            <text:p>2149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5120" calcext:value-type="float">
            <text:p>2151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6100" calcext:value-type="float">
            <text:p>2161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6283" calcext:value-type="float">
            <text:p>21628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6526" calcext:value-type="float">
            <text:p>21652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6879" calcext:value-type="float">
            <text:p>21687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7093" calcext:value-type="float">
            <text:p>21709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7255" calcext:value-type="float">
            <text:p>21725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7689" calcext:value-type="float">
            <text:p>2176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8146" calcext:value-type="float">
            <text:p>21814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8570" calcext:value-type="float">
            <text:p>2185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8650" calcext:value-type="float">
            <text:p>21865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8731" calcext:value-type="float">
            <text:p>21873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8812" calcext:value-type="float">
            <text:p>21881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8901" calcext:value-type="float">
            <text:p>2189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9118" calcext:value-type="float">
            <text:p>21911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19541" calcext:value-type="float">
            <text:p>21954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0205" calcext:value-type="float">
            <text:p>22020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0809" calcext:value-type="float">
            <text:p>2208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0981" calcext:value-type="float">
            <text:p>22098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1015" calcext:value-type="float">
            <text:p>22101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1520" calcext:value-type="float">
            <text:p>2215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2844" calcext:value-type="float">
            <text:p>22284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2925" calcext:value-type="float">
            <text:p>22292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3220" calcext:value-type="float">
            <text:p>2232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3735" calcext:value-type="float">
            <text:p>22373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4030" calcext:value-type="float">
            <text:p>22403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4464" calcext:value-type="float">
            <text:p>22446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4545" calcext:value-type="float">
            <text:p>22454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4626" calcext:value-type="float">
            <text:p>22462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4707" calcext:value-type="float">
            <text:p>2247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4898" calcext:value-type="float">
            <text:p>2248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5355" calcext:value-type="float">
            <text:p>22535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5789" calcext:value-type="float">
            <text:p>2257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5860" calcext:value-type="float">
            <text:p>22586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7056" calcext:value-type="float">
            <text:p>22705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7803" calcext:value-type="float">
            <text:p>2278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7994" calcext:value-type="float">
            <text:p>22799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8028" calcext:value-type="float">
            <text:p>22802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29776" calcext:value-type="float">
            <text:p>22977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0359" calcext:value-type="float">
            <text:p>23035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0510" calcext:value-type="float">
            <text:p>2305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0600" calcext:value-type="float">
            <text:p>2306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1673" calcext:value-type="float">
            <text:p>23167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2564" calcext:value-type="float">
            <text:p>23256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2645" calcext:value-type="float">
            <text:p>23264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3021" calcext:value-type="float">
            <text:p>23302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3536" calcext:value-type="float">
            <text:p>23353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3617" calcext:value-type="float">
            <text:p>23361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3706" calcext:value-type="float">
            <text:p>2337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4265" calcext:value-type="float">
            <text:p>23426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5156" calcext:value-type="float">
            <text:p>23515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5237" calcext:value-type="float">
            <text:p>23523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5318" calcext:value-type="float">
            <text:p>23531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6551" calcext:value-type="float">
            <text:p>23655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6632" calcext:value-type="float">
            <text:p>23663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6713" calcext:value-type="float">
            <text:p>23671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7108" calcext:value-type="float">
            <text:p>2371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7361" calcext:value-type="float">
            <text:p>2373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7442" calcext:value-type="float">
            <text:p>23744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7523" calcext:value-type="float">
            <text:p>23752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7957" calcext:value-type="float">
            <text:p>23795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8171" calcext:value-type="float">
            <text:p>23817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8414" calcext:value-type="float">
            <text:p>23841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8848" calcext:value-type="float">
            <text:p>23884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9810" calcext:value-type="float">
            <text:p>2398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39909" calcext:value-type="float">
            <text:p>2399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0230" calcext:value-type="float">
            <text:p>24023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1040" calcext:value-type="float">
            <text:p>2410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1121" calcext:value-type="float">
            <text:p>24112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1202" calcext:value-type="float">
            <text:p>2412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1474" calcext:value-type="float">
            <text:p>24147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2365" calcext:value-type="float">
            <text:p>24236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2527" calcext:value-type="float">
            <text:p>24252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3256" calcext:value-type="float">
            <text:p>24325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3507" calcext:value-type="float">
            <text:p>2435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3760" calcext:value-type="float">
            <text:p>24376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4147" calcext:value-type="float">
            <text:p>24414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6948" calcext:value-type="float">
            <text:p>24694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7162" calcext:value-type="float">
            <text:p>24716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7243" calcext:value-type="float">
            <text:p>24724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47324" calcext:value-type="float">
            <text:p>24732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0627" calcext:value-type="float">
            <text:p>25062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0970" calcext:value-type="float">
            <text:p>2509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1860" calcext:value-type="float">
            <text:p>25186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3138" calcext:value-type="float">
            <text:p>25313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3219" calcext:value-type="float">
            <text:p>25321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3308" calcext:value-type="float">
            <text:p>2533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3995" calcext:value-type="float">
            <text:p>25399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4886" calcext:value-type="float">
            <text:p>25488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5009" calcext:value-type="float">
            <text:p>2550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5424" calcext:value-type="float">
            <text:p>25542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5858" calcext:value-type="float">
            <text:p>25585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5939" calcext:value-type="float">
            <text:p>25593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6234" calcext:value-type="float">
            <text:p>25623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6587" calcext:value-type="float">
            <text:p>25658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6668" calcext:value-type="float">
            <text:p>25666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6749" calcext:value-type="float">
            <text:p>25674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6820" calcext:value-type="float">
            <text:p>2568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7044" calcext:value-type="float">
            <text:p>25704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7630" calcext:value-type="float">
            <text:p>25763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7800" calcext:value-type="float">
            <text:p>2578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8016" calcext:value-type="float">
            <text:p>25801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8105" calcext:value-type="float">
            <text:p>25810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8440" calcext:value-type="float">
            <text:p>2584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8601" calcext:value-type="float">
            <text:p>2586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8792" calcext:value-type="float">
            <text:p>25879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8873" calcext:value-type="float">
            <text:p>25887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8954" calcext:value-type="float">
            <text:p>25895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9098" calcext:value-type="float">
            <text:p>2590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9411" calcext:value-type="float">
            <text:p>25941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9764" calcext:value-type="float">
            <text:p>25976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59926" calcext:value-type="float">
            <text:p>25992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0509" calcext:value-type="float">
            <text:p>2605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0690" calcext:value-type="float">
            <text:p>2606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1661" calcext:value-type="float">
            <text:p>2616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2200" calcext:value-type="float">
            <text:p>2622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2390" calcext:value-type="float">
            <text:p>2623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2714" calcext:value-type="float">
            <text:p>26271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2986" calcext:value-type="float">
            <text:p>26298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3362" calcext:value-type="float">
            <text:p>26336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3443" calcext:value-type="float">
            <text:p>26344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3524" calcext:value-type="float">
            <text:p>26352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4172" calcext:value-type="float">
            <text:p>26417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4768" calcext:value-type="float">
            <text:p>26476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4920" calcext:value-type="float">
            <text:p>2649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5225" calcext:value-type="float">
            <text:p>26522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5810" calcext:value-type="float">
            <text:p>2658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5900" calcext:value-type="float">
            <text:p>2659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6035" calcext:value-type="float">
            <text:p>26603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6469" calcext:value-type="float">
            <text:p>26646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6620" calcext:value-type="float">
            <text:p>2666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6892" calcext:value-type="float">
            <text:p>26689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7007" calcext:value-type="float">
            <text:p>2670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7198" calcext:value-type="float">
            <text:p>2671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7511" calcext:value-type="float">
            <text:p>26751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7783" calcext:value-type="float">
            <text:p>26778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8089" calcext:value-type="float">
            <text:p>2680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8240" calcext:value-type="float">
            <text:p>2682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9646" calcext:value-type="float">
            <text:p>26964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9727" calcext:value-type="float">
            <text:p>26972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69999" calcext:value-type="float">
            <text:p>26999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0148" calcext:value-type="float">
            <text:p>27014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0229" calcext:value-type="float">
            <text:p>27022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0300" calcext:value-type="float">
            <text:p>2703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0903" calcext:value-type="float">
            <text:p>2709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1039" calcext:value-type="float">
            <text:p>27103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1110" calcext:value-type="float">
            <text:p>2711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1462" calcext:value-type="float">
            <text:p>27146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1896" calcext:value-type="float">
            <text:p>27189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2272" calcext:value-type="float">
            <text:p>27227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2604" calcext:value-type="float">
            <text:p>2726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2787" calcext:value-type="float">
            <text:p>27278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3163" calcext:value-type="float">
            <text:p>27316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3406" calcext:value-type="float">
            <text:p>2734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3678" calcext:value-type="float">
            <text:p>27367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3910" calcext:value-type="float">
            <text:p>2739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4135" calcext:value-type="float">
            <text:p>27413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4216" calcext:value-type="float">
            <text:p>27421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4305" calcext:value-type="float">
            <text:p>27430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4720" calcext:value-type="float">
            <text:p>2747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5026" calcext:value-type="float">
            <text:p>27502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5298" calcext:value-type="float">
            <text:p>2752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5450" calcext:value-type="float">
            <text:p>27545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5530" calcext:value-type="float">
            <text:p>27553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5700" calcext:value-type="float">
            <text:p>2757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6006" calcext:value-type="float">
            <text:p>2760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6774" calcext:value-type="float">
            <text:p>27677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7312" calcext:value-type="float">
            <text:p>27731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7401" calcext:value-type="float">
            <text:p>2774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7584" calcext:value-type="float">
            <text:p>27758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7908" calcext:value-type="float">
            <text:p>2779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8718" calcext:value-type="float">
            <text:p>27871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8807" calcext:value-type="float">
            <text:p>2788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8980" calcext:value-type="float">
            <text:p>27898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9102" calcext:value-type="float">
            <text:p>2791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9528" calcext:value-type="float">
            <text:p>27952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9790" calcext:value-type="float">
            <text:p>2797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79951" calcext:value-type="float">
            <text:p>27995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0100" calcext:value-type="float">
            <text:p>2801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0887" calcext:value-type="float">
            <text:p>28088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1344" calcext:value-type="float">
            <text:p>28134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1930" calcext:value-type="float">
            <text:p>28193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2154" calcext:value-type="float">
            <text:p>28215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3800" calcext:value-type="float">
            <text:p>2838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4106" calcext:value-type="float">
            <text:p>2841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4602" calcext:value-type="float">
            <text:p>2846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4955" calcext:value-type="float">
            <text:p>28495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5170" calcext:value-type="float">
            <text:p>2851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5501" calcext:value-type="float">
            <text:p>2855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5765" calcext:value-type="float">
            <text:p>28576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5927" calcext:value-type="float">
            <text:p>28592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6222" calcext:value-type="float">
            <text:p>28622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6303" calcext:value-type="float">
            <text:p>2863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6575" calcext:value-type="float">
            <text:p>28657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6737" calcext:value-type="float">
            <text:p>28673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7547" calcext:value-type="float">
            <text:p>28754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7709" calcext:value-type="float">
            <text:p>2877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8276" calcext:value-type="float">
            <text:p>28827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8519" calcext:value-type="float">
            <text:p>28851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8780" calcext:value-type="float">
            <text:p>28878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8861" calcext:value-type="float">
            <text:p>2888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9167" calcext:value-type="float">
            <text:p>28916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9752" calcext:value-type="float">
            <text:p>28975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9833" calcext:value-type="float">
            <text:p>28983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89914" calcext:value-type="float">
            <text:p>28991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0173" calcext:value-type="float">
            <text:p>29017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0254" calcext:value-type="float">
            <text:p>29025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0416" calcext:value-type="float">
            <text:p>29041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0688" calcext:value-type="float">
            <text:p>29068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0840" calcext:value-type="float">
            <text:p>2908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1307" calcext:value-type="float">
            <text:p>2913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1650" calcext:value-type="float">
            <text:p>29165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1900" calcext:value-type="float">
            <text:p>2919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2036" calcext:value-type="float">
            <text:p>29203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2389" calcext:value-type="float">
            <text:p>2923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2540" calcext:value-type="float">
            <text:p>2925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3784" calcext:value-type="float">
            <text:p>29378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4675" calcext:value-type="float">
            <text:p>29467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5485" calcext:value-type="float">
            <text:p>29548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7003" calcext:value-type="float">
            <text:p>2970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8158" calcext:value-type="float">
            <text:p>29815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8239" calcext:value-type="float">
            <text:p>29823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8743" calcext:value-type="float">
            <text:p>29874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8824" calcext:value-type="float">
            <text:p>29882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9120" calcext:value-type="float">
            <text:p>2991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9200" calcext:value-type="float">
            <text:p>2992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9553" calcext:value-type="float">
            <text:p>29955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299715" calcext:value-type="float">
            <text:p>29971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0071" calcext:value-type="float">
            <text:p>30007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0152" calcext:value-type="float">
            <text:p>30015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0667" calcext:value-type="float">
            <text:p>30066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0748" calcext:value-type="float">
            <text:p>30074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1639" calcext:value-type="float">
            <text:p>30163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1710" calcext:value-type="float">
            <text:p>3017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2015" calcext:value-type="float">
            <text:p>30201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2287" calcext:value-type="float">
            <text:p>30228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2368" calcext:value-type="float">
            <text:p>30236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2600" calcext:value-type="float">
            <text:p>3026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2953" calcext:value-type="float">
            <text:p>30295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3500" calcext:value-type="float">
            <text:p>3035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4220" calcext:value-type="float">
            <text:p>3042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4492" calcext:value-type="float">
            <text:p>30449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5111" calcext:value-type="float">
            <text:p>30511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5383" calcext:value-type="float">
            <text:p>30538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5707" calcext:value-type="float">
            <text:p>3057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5898" calcext:value-type="float">
            <text:p>3058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5979" calcext:value-type="float">
            <text:p>30597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6517" calcext:value-type="float">
            <text:p>30651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6940" calcext:value-type="float">
            <text:p>3069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7246" calcext:value-type="float">
            <text:p>30724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7327" calcext:value-type="float">
            <text:p>30732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7408" calcext:value-type="float">
            <text:p>3074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8480" calcext:value-type="float">
            <text:p>30848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9290" calcext:value-type="float">
            <text:p>3092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9451" calcext:value-type="float">
            <text:p>30945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09885" calcext:value-type="float">
            <text:p>30988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0549" calcext:value-type="float">
            <text:p>31054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1006" calcext:value-type="float">
            <text:p>3110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1197" calcext:value-type="float">
            <text:p>31119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1278" calcext:value-type="float">
            <text:p>31127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1782" calcext:value-type="float">
            <text:p>31178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1863" calcext:value-type="float">
            <text:p>31186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2088" calcext:value-type="float">
            <text:p>31208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2592" calcext:value-type="float">
            <text:p>31259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2754" calcext:value-type="float">
            <text:p>31275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2835" calcext:value-type="float">
            <text:p>31283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5001" calcext:value-type="float">
            <text:p>3150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5850" calcext:value-type="float">
            <text:p>31585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6318" calcext:value-type="float">
            <text:p>31631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6580" calcext:value-type="float">
            <text:p>31658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7209" calcext:value-type="float">
            <text:p>3172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7390" calcext:value-type="float">
            <text:p>3173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8876" calcext:value-type="float">
            <text:p>31887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8957" calcext:value-type="float">
            <text:p>31895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9090" calcext:value-type="float">
            <text:p>3190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19252" calcext:value-type="float">
            <text:p>31925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20005" calcext:value-type="float">
            <text:p>32000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20420" calcext:value-type="float">
            <text:p>3204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21583" calcext:value-type="float">
            <text:p>32158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24418" calcext:value-type="float">
            <text:p>32441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24760" calcext:value-type="float">
            <text:p>32476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26038" calcext:value-type="float">
            <text:p>32603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28081" calcext:value-type="float">
            <text:p>32808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28162" calcext:value-type="float">
            <text:p>32816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28596" calcext:value-type="float">
            <text:p>32859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29304" calcext:value-type="float">
            <text:p>3293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29991" calcext:value-type="float">
            <text:p>32999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0302" calcext:value-type="float">
            <text:p>3303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0574" calcext:value-type="float">
            <text:p>33057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0906" calcext:value-type="float">
            <text:p>3309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1627" calcext:value-type="float">
            <text:p>33162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2518" calcext:value-type="float">
            <text:p>33251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2607" calcext:value-type="float">
            <text:p>3326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3832" calcext:value-type="float">
            <text:p>33383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3913" calcext:value-type="float">
            <text:p>33391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4480" calcext:value-type="float">
            <text:p>33448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4804" calcext:value-type="float">
            <text:p>3348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6009" calcext:value-type="float">
            <text:p>3360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6181" calcext:value-type="float">
            <text:p>33618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6343" calcext:value-type="float">
            <text:p>33634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6777" calcext:value-type="float">
            <text:p>33677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9016" calcext:value-type="float">
            <text:p>33901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9520" calcext:value-type="float">
            <text:p>3395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39954" calcext:value-type="float">
            <text:p>33995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0960" calcext:value-type="float">
            <text:p>34096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1932" calcext:value-type="float">
            <text:p>34193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2157" calcext:value-type="float">
            <text:p>34215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3471" calcext:value-type="float">
            <text:p>34347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4010" calcext:value-type="float">
            <text:p>3440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4443" calcext:value-type="float">
            <text:p>34444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4877" calcext:value-type="float">
            <text:p>34487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5172" calcext:value-type="float">
            <text:p>34517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6306" calcext:value-type="float">
            <text:p>3463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7116" calcext:value-type="float">
            <text:p>34711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8198" calcext:value-type="float">
            <text:p>3481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8350" calcext:value-type="float">
            <text:p>34835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8600" calcext:value-type="float">
            <text:p>3486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9321" calcext:value-type="float">
            <text:p>34932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49674" calcext:value-type="float">
            <text:p>34967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0257" calcext:value-type="float">
            <text:p>35025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1814" calcext:value-type="float">
            <text:p>35181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3191" calcext:value-type="float">
            <text:p>35319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4406" calcext:value-type="float">
            <text:p>3544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5216" calcext:value-type="float">
            <text:p>35521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6611" calcext:value-type="float">
            <text:p>35661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6883" calcext:value-type="float">
            <text:p>35688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6964" calcext:value-type="float">
            <text:p>35696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7189" calcext:value-type="float">
            <text:p>3571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7855" calcext:value-type="float">
            <text:p>35785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9203" calcext:value-type="float">
            <text:p>3592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9637" calcext:value-type="float">
            <text:p>35963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9718" calcext:value-type="float">
            <text:p>35971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59807" calcext:value-type="float">
            <text:p>3598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1020" calcext:value-type="float">
            <text:p>3610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1704" calcext:value-type="float">
            <text:p>3617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3405" calcext:value-type="float">
            <text:p>36340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3820" calcext:value-type="float">
            <text:p>3638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3901" calcext:value-type="float">
            <text:p>3639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4045" calcext:value-type="float">
            <text:p>36404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4550" calcext:value-type="float">
            <text:p>36455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5874" calcext:value-type="float">
            <text:p>36587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6412" calcext:value-type="float">
            <text:p>36641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7494" calcext:value-type="float">
            <text:p>36749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7818" calcext:value-type="float">
            <text:p>36781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8202" calcext:value-type="float">
            <text:p>3682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8709" calcext:value-type="float">
            <text:p>3687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69195" calcext:value-type="float">
            <text:p>36919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71416" calcext:value-type="float">
            <text:p>37141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72498" calcext:value-type="float">
            <text:p>3724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73460" calcext:value-type="float">
            <text:p>37346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73702" calcext:value-type="float">
            <text:p>3737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75080" calcext:value-type="float">
            <text:p>37508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75160" calcext:value-type="float">
            <text:p>37516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75241" calcext:value-type="float">
            <text:p>37524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75322" calcext:value-type="float">
            <text:p>37532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76647" calcext:value-type="float">
            <text:p>37664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76809" calcext:value-type="float">
            <text:p>3768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77104" calcext:value-type="float">
            <text:p>377104</text:p>
          </table:table-cell>
          <table:table-cell office:value-type="float" office:value="0" calcext:value-type="float">
            <text:p>0</text:p>
          </table:table-cell>
          <table:table-cell office:value-type="float" office:value="6619399" calcext:value-type="float">
            <text:p>6619399</text:p>
          </table:table-cell>
        </table:table-row>
        <table:table-row table:style-name="ro1">
          <table:table-cell office:value-type="float" office:value="378429" calcext:value-type="float">
            <text:p>37842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78933" calcext:value-type="float">
            <text:p>378933</text:p>
          </table:table-cell>
          <table:table-cell office:value-type="float" office:value="0" calcext:value-type="float">
            <text:p>0</text:p>
          </table:table-cell>
          <table:table-cell office:value-type="float" office:value="6619399" calcext:value-type="float">
            <text:p>6619399</text:p>
          </table:table-cell>
        </table:table-row>
        <table:table-row table:style-name="ro1">
          <table:table-cell office:value-type="float" office:value="380245" calcext:value-type="float">
            <text:p>38024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80598" calcext:value-type="float">
            <text:p>3805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80679" calcext:value-type="float">
            <text:p>38067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80750" calcext:value-type="float">
            <text:p>38075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81489" calcext:value-type="float">
            <text:p>3814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82108" calcext:value-type="float">
            <text:p>3821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85980" calcext:value-type="float">
            <text:p>38598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87096" calcext:value-type="float">
            <text:p>38709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89463" calcext:value-type="float">
            <text:p>38946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89897" calcext:value-type="float">
            <text:p>38989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0399" calcext:value-type="float">
            <text:p>39039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3061" calcext:value-type="float">
            <text:p>3930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4386" calcext:value-type="float">
            <text:p>39438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4700" calcext:value-type="float">
            <text:p>3947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4890" calcext:value-type="float">
            <text:p>3948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4971" calcext:value-type="float">
            <text:p>39497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5005" calcext:value-type="float">
            <text:p>39500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5510" calcext:value-type="float">
            <text:p>3955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6672" calcext:value-type="float">
            <text:p>39667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6753" calcext:value-type="float">
            <text:p>39675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6834" calcext:value-type="float">
            <text:p>39683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7210" calcext:value-type="float">
            <text:p>3972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7300" calcext:value-type="float">
            <text:p>3973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7806" calcext:value-type="float">
            <text:p>3978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8292" calcext:value-type="float">
            <text:p>39829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8888" calcext:value-type="float">
            <text:p>39888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8969" calcext:value-type="float">
            <text:p>39896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9264" calcext:value-type="float">
            <text:p>39926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399345" calcext:value-type="float">
            <text:p>39934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0378" calcext:value-type="float">
            <text:p>40037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1005" calcext:value-type="float">
            <text:p>40100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1420" calcext:value-type="float">
            <text:p>4014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1501" calcext:value-type="float">
            <text:p>4015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1692" calcext:value-type="float">
            <text:p>40169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1773" calcext:value-type="float">
            <text:p>40177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3474" calcext:value-type="float">
            <text:p>40347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3555" calcext:value-type="float">
            <text:p>40355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4608" calcext:value-type="float">
            <text:p>40460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4799" calcext:value-type="float">
            <text:p>40479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4870" calcext:value-type="float">
            <text:p>4048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5841" calcext:value-type="float">
            <text:p>40584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6309" calcext:value-type="float">
            <text:p>4063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7461" calcext:value-type="float">
            <text:p>4074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7542" calcext:value-type="float">
            <text:p>40754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7704" calcext:value-type="float">
            <text:p>4077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8352" calcext:value-type="float">
            <text:p>40835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8603" calcext:value-type="float">
            <text:p>4086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8867" calcext:value-type="float">
            <text:p>40886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08948" calcext:value-type="float">
            <text:p>40894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0411" calcext:value-type="float">
            <text:p>41041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0500" calcext:value-type="float">
            <text:p>4105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0764" calcext:value-type="float">
            <text:p>41076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0845" calcext:value-type="float">
            <text:p>41084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1060" calcext:value-type="float">
            <text:p>41106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1140" calcext:value-type="float">
            <text:p>4111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1302" calcext:value-type="float">
            <text:p>4113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2031" calcext:value-type="float">
            <text:p>41203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2201" calcext:value-type="float">
            <text:p>4122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3941" calcext:value-type="float">
            <text:p>41394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4247" calcext:value-type="float">
            <text:p>41424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4409" calcext:value-type="float">
            <text:p>4144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5480" calcext:value-type="float">
            <text:p>41548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5804" calcext:value-type="float">
            <text:p>4158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7009" calcext:value-type="float">
            <text:p>41700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7424" calcext:value-type="float">
            <text:p>41742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8153" calcext:value-type="float">
            <text:p>41815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8404" calcext:value-type="float">
            <text:p>4184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8900" calcext:value-type="float">
            <text:p>4189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9559" calcext:value-type="float">
            <text:p>41955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9630" calcext:value-type="float">
            <text:p>41963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9710" calcext:value-type="float">
            <text:p>4197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19800" calcext:value-type="float">
            <text:p>4198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20050" calcext:value-type="float">
            <text:p>42005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22770" calcext:value-type="float">
            <text:p>4227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24200" calcext:value-type="float">
            <text:p>4242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24471" calcext:value-type="float">
            <text:p>42447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24633" calcext:value-type="float">
            <text:p>42463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25281" calcext:value-type="float">
            <text:p>42528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25605" calcext:value-type="float">
            <text:p>42560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26334" calcext:value-type="float">
            <text:p>42633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29198" calcext:value-type="float">
            <text:p>42919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0013" calcext:value-type="float">
            <text:p>43001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2814" calcext:value-type="float">
            <text:p>43281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4272" calcext:value-type="float">
            <text:p>43427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4434" calcext:value-type="float">
            <text:p>43443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4604" calcext:value-type="float">
            <text:p>4346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4787" calcext:value-type="float">
            <text:p>43478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4868" calcext:value-type="float">
            <text:p>43486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6216" calcext:value-type="float">
            <text:p>43621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6720" calcext:value-type="float">
            <text:p>4367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7379" calcext:value-type="float">
            <text:p>43737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7883" calcext:value-type="float">
            <text:p>43788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7964" calcext:value-type="float">
            <text:p>43796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8006" calcext:value-type="float">
            <text:p>4380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8189" calcext:value-type="float">
            <text:p>4381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8421" calcext:value-type="float">
            <text:p>43842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8855" calcext:value-type="float">
            <text:p>43885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8936" calcext:value-type="float">
            <text:p>43893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9070" calcext:value-type="float">
            <text:p>4390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9150" calcext:value-type="float">
            <text:p>43915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9231" calcext:value-type="float">
            <text:p>43923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9312" calcext:value-type="float">
            <text:p>43931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9401" calcext:value-type="float">
            <text:p>43940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39827" calcext:value-type="float">
            <text:p>43982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1996" calcext:value-type="float">
            <text:p>44199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2020" calcext:value-type="float">
            <text:p>4420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3697" calcext:value-type="float">
            <text:p>44369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3778" calcext:value-type="float">
            <text:p>44377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4588" calcext:value-type="float">
            <text:p>44458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5800" calcext:value-type="float">
            <text:p>4458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5983" calcext:value-type="float">
            <text:p>44598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6440" calcext:value-type="float">
            <text:p>4464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7170" calcext:value-type="float">
            <text:p>4471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7331" calcext:value-type="float">
            <text:p>44733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8907" calcext:value-type="float">
            <text:p>4489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49970" calcext:value-type="float">
            <text:p>4499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0120" calcext:value-type="float">
            <text:p>4501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0715" calcext:value-type="float">
            <text:p>45071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0804" calcext:value-type="float">
            <text:p>4508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1878" calcext:value-type="float">
            <text:p>45187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2092" calcext:value-type="float">
            <text:p>45209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2173" calcext:value-type="float">
            <text:p>45217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3811" calcext:value-type="float">
            <text:p>45381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4036" calcext:value-type="float">
            <text:p>45403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5270" calcext:value-type="float">
            <text:p>4552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6080" calcext:value-type="float">
            <text:p>45608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7051" calcext:value-type="float">
            <text:p>45705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7647" calcext:value-type="float">
            <text:p>45764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8295" calcext:value-type="float">
            <text:p>45829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8376" calcext:value-type="float">
            <text:p>45837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8457" calcext:value-type="float">
            <text:p>45845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8961" calcext:value-type="float">
            <text:p>4589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9186" calcext:value-type="float">
            <text:p>45918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9267" calcext:value-type="float">
            <text:p>45926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59500" calcext:value-type="float">
            <text:p>4595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60192" calcext:value-type="float">
            <text:p>46019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66719" calcext:value-type="float">
            <text:p>46671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69220" calcext:value-type="float">
            <text:p>4692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2875" calcext:value-type="float">
            <text:p>47287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3170" calcext:value-type="float">
            <text:p>47317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3766" calcext:value-type="float">
            <text:p>47376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3847" calcext:value-type="float">
            <text:p>47384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4061" calcext:value-type="float">
            <text:p>4740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4142" calcext:value-type="float">
            <text:p>47414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4304" calcext:value-type="float">
            <text:p>4743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5203" calcext:value-type="float">
            <text:p>47520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5386" calcext:value-type="float">
            <text:p>47538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5548" calcext:value-type="float">
            <text:p>47554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5700" calcext:value-type="float">
            <text:p>4757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5971" calcext:value-type="float">
            <text:p>47597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6005" calcext:value-type="float">
            <text:p>47600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6510" calcext:value-type="float">
            <text:p>4765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7320" calcext:value-type="float">
            <text:p>4773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7400" calcext:value-type="float">
            <text:p>4774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8210" calcext:value-type="float">
            <text:p>47821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79292" calcext:value-type="float">
            <text:p>47929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0975" calcext:value-type="float">
            <text:p>48097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1947" calcext:value-type="float">
            <text:p>48194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2242" calcext:value-type="float">
            <text:p>48224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4539" calcext:value-type="float">
            <text:p>48453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4881" calcext:value-type="float">
            <text:p>48488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5268" calcext:value-type="float">
            <text:p>48526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6230" calcext:value-type="float">
            <text:p>48623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6582" calcext:value-type="float">
            <text:p>48658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7040" calcext:value-type="float">
            <text:p>48704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7635" calcext:value-type="float">
            <text:p>48763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8011" calcext:value-type="float">
            <text:p>48801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8364" calcext:value-type="float">
            <text:p>48836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9093" calcext:value-type="float">
            <text:p>48909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89506" calcext:value-type="float">
            <text:p>4895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0504" calcext:value-type="float">
            <text:p>4905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0857" calcext:value-type="float">
            <text:p>49085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2981" calcext:value-type="float">
            <text:p>49298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3104" calcext:value-type="float">
            <text:p>4931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3449" calcext:value-type="float">
            <text:p>49344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4259" calcext:value-type="float">
            <text:p>49425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4500" calcext:value-type="float">
            <text:p>494500</text:p>
          </table:table-cell>
          <table:table-cell office:value-type="float" office:value="0" calcext:value-type="float">
            <text:p>0</text:p>
          </table:table-cell>
          <table:table-cell office:value-type="float" office:value="6619399" calcext:value-type="float">
            <text:p>6619399</text:p>
          </table:table-cell>
        </table:table-row>
        <table:table-row table:style-name="ro1">
          <table:table-cell office:value-type="float" office:value="494763" calcext:value-type="float">
            <text:p>494763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5220" calcext:value-type="float">
            <text:p>49522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7517" calcext:value-type="float">
            <text:p>49751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7606" calcext:value-type="float">
            <text:p>49760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7789" calcext:value-type="float">
            <text:p>4977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8084" calcext:value-type="float">
            <text:p>49808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8165" calcext:value-type="float">
            <text:p>49816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8246" calcext:value-type="float">
            <text:p>49824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498750" calcext:value-type="float">
            <text:p>49875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03428" calcext:value-type="float">
            <text:p>503428</text:p>
          </table:table-cell>
          <table:table-cell office:value-type="float" office:value="0" calcext:value-type="float">
            <text:p>0</text:p>
          </table:table-cell>
          <table:table-cell office:value-type="float" office:value="6619399" calcext:value-type="float">
            <text:p>6619399</text:p>
          </table:table-cell>
        </table:table-row>
        <table:table-row table:style-name="ro1">
          <table:table-cell office:value-type="float" office:value="503690" calcext:value-type="float">
            <text:p>5036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03932" calcext:value-type="float">
            <text:p>50393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04661" calcext:value-type="float">
            <text:p>50466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05390" calcext:value-type="float">
            <text:p>50539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07172" calcext:value-type="float">
            <text:p>50717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11102" calcext:value-type="float">
            <text:p>51110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12680" calcext:value-type="float">
            <text:p>51268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12842" calcext:value-type="float">
            <text:p>512842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19189" calcext:value-type="float">
            <text:p>5191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19936" calcext:value-type="float">
            <text:p>51993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26126" calcext:value-type="float">
            <text:p>526126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27289" calcext:value-type="float">
            <text:p>52728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30581" calcext:value-type="float">
            <text:p>53058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31634" calcext:value-type="float">
            <text:p>53163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34579" calcext:value-type="float">
            <text:p>53457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37837" calcext:value-type="float">
            <text:p>53783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39104" calcext:value-type="float">
            <text:p>53910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39538" calcext:value-type="float">
            <text:p>53953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41435" calcext:value-type="float">
            <text:p>54143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42407" calcext:value-type="float">
            <text:p>54240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43055" calcext:value-type="float">
            <text:p>543055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43560" calcext:value-type="float">
            <text:p>54356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44299" calcext:value-type="float">
            <text:p>544299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44884" calcext:value-type="float">
            <text:p>54488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45694" calcext:value-type="float">
            <text:p>545694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48367" calcext:value-type="float">
            <text:p>548367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52550" calcext:value-type="float">
            <text:p>55255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55738" calcext:value-type="float">
            <text:p>555738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56700" calcext:value-type="float">
            <text:p>556700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  <table:table-row table:style-name="ro1">
          <table:table-cell office:value-type="float" office:value="556971" calcext:value-type="float">
            <text:p>556971</text:p>
          </table:table-cell>
          <table:table-cell office:value-type="float" office:value="0" calcext:value-type="float">
            <text:p>0</text:p>
          </table:table-cell>
          <table:table-cell office:value-type="float" office:value="6499999" calcext:value-type="float">
            <text:p>64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7:12:16.927545554</meta:creation-date>
    <dc:date>2019-12-12T17:12:43.521506784</dc:date>
    <meta:editing-duration>PT26S</meta:editing-duration>
    <meta:editing-cycles>1</meta:editing-cycles>
    <meta:document-statistic meta:table-count="1" meta:cell-count="3003" meta:object-count="0"/>
    <meta:generator>LibreOffice/6.0.7.3$Linux_X86_64 LibreOffice_project/00m0$Build-3</meta:generator>
  </office:meta>
</office:document-meta>
</file>